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BuddyMockMaker.getHandler( Object m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reateStaticMock( Class &lt; T &gt; type ,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isTypeMockabl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reateMockType( MockCreationSettings &lt; T &gt; creation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ByteBuddyMockMak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BuddyMockMaker.resetMock( Object mock , MockHandler newHandler , MockCreationSettings sett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reateSpy( MockCreationSettings &lt; T &gt; settings , MockHandler handler ,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reateMock( MockCreationSettings &lt; T &gt; settings , Mock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ByteBuddyMockMaker( SubclassByteBuddyMockMaker subclassByteBuddyMock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BuddyMockMaker.createConstructionMock( Class &lt; T &gt; type , Function &lt; MockedConstruction . Context , MockCreationSettings &lt; T &gt; &gt; settingsFactory , Function &lt; MockedConstruction . Context , MockHandler &lt; T &gt; &gt; handlerFactory , MockedConstruction . MockInitializer &lt; T &gt; mock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